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Comma" style:data-style-name="N112">
      <style:table-cell-properties fo:background-color="#e6e0e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table:style-name="Default"/>
          <table:table-cell table:style-name="ce2" office:value-type="string" office:string-value="FGH" calcext:value-type="string">
            <text:p><text:s/>FGH </text:p>
          </table:table-cell>
          <table:table-cell table:style-name="ce2" office:value-type="string" office:string-value="MGG" calcext:value-type="string">
            <text:p><text:s/>MGG </text:p>
          </table:table-cell>
          <table:table-cell table:style-name="ce2" office:value-type="string" office:string-value="EMT" calcext:value-type="string">
            <text:p><text:s/>EMT </text:p>
          </table:table-cell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09090909" calcext:value-type="float">
            <text:p><text:s/>0.091 <text:s text:c="3"/></text:p>
          </table:table-cell>
          <table:table-cell office:value-type="float" office:value="0.168674699" calcext:value-type="float">
            <text:p><text:s/>0.169 <text:s text:c="3"/></text:p>
          </table:table-cell>
          <table:table-cell office:value-type="float" office:value="0.19148936" calcext:value-type="float">
            <text:p><text:s/>0.191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04545455" calcext:value-type="float">
            <text:p><text:s/>0.045 <text:s text:c="3"/></text:p>
          </table:table-cell>
          <table:table-cell office:value-type="float" office:value="0.138554217" calcext:value-type="float">
            <text:p><text:s/>0.139 <text:s text:c="3"/></text:p>
          </table:table-cell>
          <table:table-cell office:value-type="float" office:value="0.21276596" calcext:value-type="float">
            <text:p><text:s/>0.213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04545455" calcext:value-type="float">
            <text:p><text:s/>0.045 <text:s text:c="3"/></text:p>
          </table:table-cell>
          <table:table-cell office:value-type="float" office:value="0.078313253" calcext:value-type="float">
            <text:p><text:s/>0.078 <text:s text:c="3"/></text:p>
          </table:table-cell>
          <table:table-cell office:value-type="float" office:value="0.25531915" calcext:value-type="float">
            <text:p><text:s/>0.255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27272727" calcext:value-type="float">
            <text:p><text:s/>0.273 <text:s text:c="3"/></text:p>
          </table:table-cell>
          <table:table-cell office:value-type="float" office:value="0.084337349" calcext:value-type="float">
            <text:p><text:s/>0.084 <text:s text:c="3"/></text:p>
          </table:table-cell>
          <table:table-cell office:value-type="float" office:value="0.08510638" calcext:value-type="float">
            <text:p><text:s/>0.085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024096386" calcext:value-type="float">
            <text:p><text:s/>0.024 <text:s text:c="3"/></text:p>
          </table:table-cell>
          <table:table-cell office:value-type="float" office:value="0.31914894" calcext:value-type="float">
            <text:p><text:s/>0.319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012048193" calcext:value-type="float">
            <text:p><text:s/>0.012 <text:s text:c="3"/></text:p>
          </table:table-cell>
          <table:table-cell office:value-type="float" office:value="0.04255319" calcext:value-type="float">
            <text:p><text:s/>0.043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012048193" calcext:value-type="float">
            <text:p><text:s/>0.012 <text:s text:c="3"/></text:p>
          </table:table-cell>
          <table:table-cell office:value-type="float" office:value="0.23404255" calcext:value-type="float">
            <text:p><text:s/>0.234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1" calcext:value-type="float">
            <text:p><text:s/>1.000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7021277" calcext:value-type="float">
            <text:p><text:s/>0.170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006024096" calcext:value-type="float">
            <text:p><text:s/>0.006 <text:s text:c="3"/></text:p>
          </table:table-cell>
          <table:table-cell office:value-type="float" office:value="0.08510638" calcext:value-type="float">
            <text:p><text:s/>0.085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20481928" calcext:value-type="float">
            <text:p><text:s/>0.120 <text:s text:c="3"/></text:p>
          </table:table-cell>
          <table:table-cell office:value-type="float" office:value="0.29787234" calcext:value-type="float">
            <text:p><text:s/>0.298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22727273" calcext:value-type="float">
            <text:p><text:s/>0.227 <text:s text:c="3"/></text:p>
          </table:table-cell>
          <table:table-cell office:value-type="float" office:value="0.108433735" calcext:value-type="float">
            <text:p><text:s/>0.108 <text:s text:c="3"/></text:p>
          </table:table-cell>
          <table:table-cell office:value-type="float" office:value="0.27659574" calcext:value-type="float">
            <text:p><text:s/>0.277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04545455" calcext:value-type="float">
            <text:p><text:s/>0.045 <text:s text:c="3"/></text:p>
          </table:table-cell>
          <table:table-cell office:value-type="float" office:value="0.072289157" calcext:value-type="float">
            <text:p><text:s/>0.072 <text:s text:c="3"/></text:p>
          </table:table-cell>
          <table:table-cell office:value-type="float" office:value="0.10638298" calcext:value-type="float">
            <text:p><text:s/>0.106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04545455" calcext:value-type="float">
            <text:p><text:s/>0.045 <text:s text:c="3"/></text:p>
          </table:table-cell>
          <table:table-cell office:value-type="float" office:value="0.144578313" calcext:value-type="float">
            <text:p><text:s/>0.145 <text:s text:c="3"/></text:p>
          </table:table-cell>
          <table:table-cell office:value-type="float" office:value="0.23404255" calcext:value-type="float">
            <text:p><text:s/>0.234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18181818" calcext:value-type="float">
            <text:p><text:s/>0.182 <text:s text:c="3"/></text:p>
          </table:table-cell>
          <table:table-cell office:value-type="float" office:value="0.090361446" calcext:value-type="float">
            <text:p><text:s/>0.090 <text:s text:c="3"/></text:p>
          </table:table-cell>
          <table:table-cell office:value-type="float" office:value="0.23404255" calcext:value-type="float">
            <text:p><text:s/>0.234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04545455" calcext:value-type="float">
            <text:p><text:s/>0.045 <text:s text:c="3"/></text:p>
          </table:table-cell>
          <table:table-cell office:value-type="float" office:value="0.048192771" calcext:value-type="float">
            <text:p><text:s/>0.048 <text:s text:c="3"/></text:p>
          </table:table-cell>
          <table:table-cell office:value-type="float" office:value="0.14893617" calcext:value-type="float">
            <text:p><text:s/>0.149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09090909" calcext:value-type="float">
            <text:p><text:s/>0.091 <text:s text:c="3"/></text:p>
          </table:table-cell>
          <table:table-cell office:value-type="float" office:value="0.174698795" calcext:value-type="float">
            <text:p><text:s/>0.175 <text:s text:c="3"/></text:p>
          </table:table-cell>
          <table:table-cell office:value-type="float" office:value="0.14893617" calcext:value-type="float">
            <text:p><text:s/>0.149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060240964" calcext:value-type="float">
            <text:p><text:s/>0.060 <text:s text:c="3"/></text:p>
          </table:table-cell>
          <table:table-cell office:value-type="float" office:value="0.27659574" calcext:value-type="float">
            <text:p><text:s/>0.277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09090909" calcext:value-type="float">
            <text:p><text:s/>0.091 <text:s text:c="3"/></text:p>
          </table:table-cell>
          <table:table-cell office:value-type="float" office:value="0.186746988" calcext:value-type="float">
            <text:p><text:s/>0.187 <text:s text:c="3"/></text:p>
          </table:table-cell>
          <table:table-cell office:value-type="float" office:value="0.31914894" calcext:value-type="float">
            <text:p><text:s/>0.319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054216867" calcext:value-type="float">
            <text:p><text:s/>0.054 <text:s text:c="3"/></text:p>
          </table:table-cell>
          <table:table-cell office:value-type="float" office:value="0.23404255" calcext:value-type="float">
            <text:p><text:s/>0.234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04545455" calcext:value-type="float">
            <text:p><text:s/>0.045 <text:s text:c="3"/></text:p>
          </table:table-cell>
          <table:table-cell office:value-type="float" office:value="0.048192771" calcext:value-type="float">
            <text:p><text:s/>0.048 <text:s text:c="3"/></text:p>
          </table:table-cell>
          <table:table-cell office:value-type="float" office:value="0.27659574" calcext:value-type="float">
            <text:p><text:s/>0.277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14457831" calcext:value-type="float">
            <text:p><text:s/>0.114 <text:s text:c="3"/></text:p>
          </table:table-cell>
          <table:table-cell office:value-type="float" office:value="0.34042553" calcext:value-type="float">
            <text:p><text:s/>0.340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018072289" calcext:value-type="float">
            <text:p><text:s/>0.018 <text:s text:c="3"/></text:p>
          </table:table-cell>
          <table:table-cell office:value-type="float" office:value="0.0212766" calcext:value-type="float">
            <text:p><text:s/>0.021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3:22:42.812959405</meta:creation-date>
    <dc:date>2017-03-29T03:24:02.565562121</dc:date>
    <meta:editing-duration>PT1M20S</meta:editing-duration>
    <meta:editing-cycles>1</meta:editing-cycles>
    <meta:document-statistic meta:table-count="1" meta:cell-count="91" meta:object-count="0"/>
    <meta:generator>LibreOffice/5.1.6.2$Linux_x86 LibreOffice_project/10m0$Build-2</meta:generator>
  </office:meta>
</office:document-meta>
</file>